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ort by cosine similarity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ort by absolute proportional difference of word count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C2]-[.D2])/SUM([.C2:.D2])" office:value-type="float" office:value="0.845753201147655" calcext:value-type="float">
            <text:p>0.8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I2]-[.J2])/SUM([.I2:.J2])" office:value-type="float" office:value="0.948115351004952" calcext:value-type="float">
            <text:p>0.9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C3]-[.D3])/SUM([.C3:.D3])" office:value-type="float" office:value="0.948115351004952" calcext:value-type="float">
            <text:p>0.9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I3]-[.J3])/SUM([.I3:.J3])" office:value-type="float" office:value="0.861701594611658" calcext:value-type="float">
            <text:p>0.8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C4]-[.D4])/SUM([.C4:.D4])" office:value-type="float" office:value="0.798755264842418" calcext:value-type="float">
            <text:p>0.8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I4]-[.J4])/SUM([.I4:.J4])" office:value-type="float" office:value="0.845753201147655" calcext:value-type="float">
            <text:p>0.8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C5]-[.D5])/SUM([.C5:.D5])" office:value-type="float" office:value="0.861701594611658" calcext:value-type="float">
            <text:p>0.86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I5]-[.J5])/SUM([.I5:.J5])" office:value-type="float" office:value="0.798755264842418" calcext:value-type="float">
            <text:p>0.8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C6]-[.D6])/SUM([.C6:.D6])" office:value-type="float" office:value="0.516645500233374" calcext:value-type="float">
            <text:p>0.5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I6]-[.J6])/SUM([.I6:.J6])" office:value-type="float" office:value="0.677315604832601" calcext:value-type="float">
            <text:p>0.6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C7]-[.D7])/SUM([.C7:.D7])" office:value-type="float" office:value="0.615441081221123" calcext:value-type="float">
            <text:p>0.6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I7]-[.J7])/SUM([.I7:.J7])" office:value-type="float" office:value="0.756790265056556" calcext:value-type="float">
            <text:p>0.7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C8]-[.D8])/SUM([.C8:.D8])" office:value-type="float" office:value="0.144854093223658" calcext:value-type="float">
            <text:p>0.1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I8]-[.J8])/SUM([.I8:.J8])" office:value-type="float" office:value="0.442856502040999" calcext:value-type="float">
            <text:p>0.4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C9]-[.D9])/SUM([.C9:.D9])" office:value-type="float" office:value="0.677315604832601" calcext:value-type="float">
            <text:p>0.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I9]-[.J9])/SUM([.I9:.J9])" office:value-type="float" office:value="0.394321383675062" calcext:value-type="float">
            <text:p>0.3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C10]-[.D10])/SUM([.C10:.D10])" office:value-type="float" office:value="0.756790265056556" calcext:value-type="float">
            <text:p>0.7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I10]-[.J10])/SUM([.I10:.J10])" office:value-type="float" office:value="0.615441081221123" calcext:value-type="float">
            <text:p>0.6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C11]-[.D11])/SUM([.C11:.D11])" office:value-type="float" office:value="0.058803916219575" calcext:value-type="float">
            <text:p>0.06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I11]-[.J11])/SUM([.I11:.J11])" office:value-type="float" office:value="0.264579844156661" calcext:value-type="float">
            <text:p>0.2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C12]-[.D12])/SUM([.C12:.D12])" office:value-type="float" office:value="0.472186992544478" calcext:value-type="float">
            <text:p>0.4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I12]-[.J12])/SUM([.I12:.J12])" office:value-type="float" office:value="0.516645500233374" calcext:value-type="float">
            <text:p>0.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C13]-[.D13])/SUM([.C13:.D13])" office:value-type="float" office:value="0.394321383675062" calcext:value-type="float">
            <text:p>0.3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I13]-[.J13])/SUM([.I13:.J13])" office:value-type="float" office:value="0.472186992544478" calcext:value-type="float">
            <text:p>0.4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C14]-[.D14])/SUM([.C14:.D14])" office:value-type="float" office:value="0.264579844156661" calcext:value-type="float">
            <text:p>0.26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I14]-[.J14])/SUM([.I14:.J14])" office:value-type="float" office:value="0.201937904801069" calcext:value-type="float">
            <text:p>0.2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C15]-[.D15])/SUM([.C15:.D15])" office:value-type="float" office:value="0.201937904801069" calcext:value-type="float">
            <text:p>0.2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I15]-[.J15])/SUM([.I15:.J15])" office:value-type="float" office:value="0.144854093223658" calcext:value-type="float">
            <text:p>0.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C16]-[.D16])/SUM([.C16:.D16])" office:value-type="float" office:value="0.442856502040999" calcext:value-type="float">
            <text:p>0.4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I16]-[.J16])/SUM([.I16:.J16])" office:value-type="float" office:value="0.058803916219575" calcext:value-type="float">
            <text:p>0.06</text:p>
          </table:table-cell>
        </table:table-row>
        <table:table-row table:style-name="ro1">
          <table:table-cell office:value-type="string" calcext:value-type="string">
            <text:p>Sort by cosine similarity (ppmi_alpha)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C18]-[.D18])/SUM([.C18:.D18])" office:value-type="float" office:value="0.442856502040999" calcext:value-type="float">
            <text:p>0.4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I18]-[.J18])/SUM([.I18:.J18])" office:value-type="float" office:value="0.058803916219575" calcext:value-type="float">
            <text:p>0.0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C19]-[.D19])/SUM([.C19:.D19])" office:value-type="float" office:value="0.201937904801069" calcext:value-type="float">
            <text:p>0.2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I19]-[.J19])/SUM([.I19:.J19])" office:value-type="float" office:value="0.144854093223658" calcext:value-type="float">
            <text:p>0.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C20]-[.D20])/SUM([.C20:.D20])" office:value-type="float" office:value="0.472186992544478" calcext:value-type="float">
            <text:p>0.4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I20]-[.J20])/SUM([.I20:.J20])" office:value-type="float" office:value="0.201937904801069" calcext:value-type="float">
            <text:p>0.2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C21]-[.D21])/SUM([.C21:.D21])" office:value-type="float" office:value="0.264579844156661" calcext:value-type="float">
            <text:p>0.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I21]-[.J21])/SUM([.I21:.J21])" office:value-type="float" office:value="0.264579844156661" calcext:value-type="float">
            <text:p>0.2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C22]-[.D22])/SUM([.C22:.D22])" office:value-type="float" office:value="0.615441081221123" calcext:value-type="float">
            <text:p>0.6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I22]-[.J22])/SUM([.I22:.J22])" office:value-type="float" office:value="0.394321383675062" calcext:value-type="float">
            <text:p>0.3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C23]-[.D23])/SUM([.C23:.D23])" office:value-type="float" office:value="0.756790265056556" calcext:value-type="float">
            <text:p>0.7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I23]-[.J23])/SUM([.I23:.J23])" office:value-type="float" office:value="0.442856502040999" calcext:value-type="float">
            <text:p>0.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C24]-[.D24])/SUM([.C24:.D24])" office:value-type="float" office:value="0.861701594611658" calcext:value-type="float">
            <text:p>0.8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I24]-[.J24])/SUM([.I24:.J24])" office:value-type="float" office:value="0.472186992544478" calcext:value-type="float">
            <text:p>0.4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C25]-[.D25])/SUM([.C25:.D25])" office:value-type="float" office:value="0.948115351004952" calcext:value-type="float">
            <text:p>0.9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I25]-[.J25])/SUM([.I25:.J25])" office:value-type="float" office:value="0.516645500233374" calcext:value-type="float">
            <text:p>0.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C26]-[.D26])/SUM([.C26:.D26])" office:value-type="float" office:value="0.058803916219575" calcext:value-type="float">
            <text:p>0.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I26]-[.J26])/SUM([.I26:.J26])" office:value-type="float" office:value="0.615441081221123" calcext:value-type="float">
            <text:p>0.6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C27]-[.D27])/SUM([.C27:.D27])" office:value-type="float" office:value="0.394321383675062" calcext:value-type="float">
            <text:p>0.3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I27]-[.J27])/SUM([.I27:.J27])" office:value-type="float" office:value="0.677315604832601" calcext:value-type="float">
            <text:p>0.6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C28]-[.D28])/SUM([.C28:.D28])" office:value-type="float" office:value="0.798755264842418" calcext:value-type="float">
            <text:p>0.8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I28]-[.J28])/SUM([.I28:.J28])" office:value-type="float" office:value="0.756790265056556" calcext:value-type="float">
            <text:p>0.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C29]-[.D29])/SUM([.C29:.D29])" office:value-type="float" office:value="0.677315604832601" calcext:value-type="float">
            <text:p>0.6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I29]-[.J29])/SUM([.I29:.J29])" office:value-type="float" office:value="0.798755264842418" calcext:value-type="float">
            <text:p>0.8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C30]-[.D30])/SUM([.C30:.D30])" office:value-type="float" office:value="0.845753201147655" calcext:value-type="float">
            <text:p>0.8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I30]-[.J30])/SUM([.I30:.J30])" office:value-type="float" office:value="0.845753201147655" calcext:value-type="float">
            <text:p>0.8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C31]-[.D31])/SUM([.C31:.D31])" office:value-type="float" office:value="0.144854093223658" calcext:value-type="float">
            <text:p>0.1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I31]-[.J31])/SUM([.I31:.J31])" office:value-type="float" office:value="0.861701594611658" calcext:value-type="float">
            <text:p>0.8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C32]-[.D32])/SUM([.C32:.D32])" office:value-type="float" office:value="0.516645500233374" calcext:value-type="float">
            <text:p>0.5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I32]-[.J32])/SUM([.I32:.J32])" office:value-type="float" office:value="0.948115351004952" calcext:value-type="float">
            <text:p>0.95</text:p>
          </table:table-cell>
        </table:table-row>
        <table:table-row table:style-name="ro1">
          <table:table-cell office:value-type="string" calcext:value-type="string">
            <text:p>Sort by Jaccard similarity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C34]-[.D34])/SUM([.C34:.D34])" office:value-type="float" office:value="0.058803916219575" calcext:value-type="float">
            <text:p>0.06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I34]-[.J34])/SUM([.I34:.J34])" office:value-type="float" office:value="0.058803916219575" calcext:value-type="float">
            <text:p>0.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C35]-[.D35])/SUM([.C35:.D35])" office:value-type="float" office:value="0.144854093223658" calcext:value-type="float">
            <text:p>0.1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I35]-[.J35])/SUM([.I35:.J35])" office:value-type="float" office:value="0.144854093223658" calcext:value-type="float">
            <text:p>0.1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C36]-[.D36])/SUM([.C36:.D36])" office:value-type="float" office:value="0.201937904801069" calcext:value-type="float">
            <text:p>0.20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I36]-[.J36])/SUM([.I36:.J36])" office:value-type="float" office:value="0.201937904801069" calcext:value-type="float">
            <text:p>0.2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C37]-[.D37])/SUM([.C37:.D37])" office:value-type="float" office:value="0.264579844156661" calcext:value-type="float">
            <text:p>0.2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I37]-[.J37])/SUM([.I37:.J37])" office:value-type="float" office:value="0.264579844156661" calcext:value-type="float">
            <text:p>0.2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C38]-[.D38])/SUM([.C38:.D38])" office:value-type="float" office:value="0.394321383675062" calcext:value-type="float">
            <text:p>0.39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I38]-[.J38])/SUM([.I38:.J38])" office:value-type="float" office:value="0.394321383675062" calcext:value-type="float">
            <text:p>0.3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C39]-[.D39])/SUM([.C39:.D39])" office:value-type="float" office:value="0.442856502040999" calcext:value-type="float">
            <text:p>0.4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I39]-[.J39])/SUM([.I39:.J39])" office:value-type="float" office:value="0.442856502040999" calcext:value-type="float">
            <text:p>0.4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C40]-[.D40])/SUM([.C40:.D40])" office:value-type="float" office:value="0.472186992544478" calcext:value-type="float">
            <text:p>0.4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I40]-[.J40])/SUM([.I40:.J40])" office:value-type="float" office:value="0.472186992544478" calcext:value-type="float">
            <text:p>0.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C41]-[.D41])/SUM([.C41:.D41])" office:value-type="float" office:value="0.516645500233374" calcext:value-type="float">
            <text:p>0.5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I41]-[.J41])/SUM([.I41:.J41])" office:value-type="float" office:value="0.516645500233374" calcext:value-type="float">
            <text:p>0.5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C42]-[.D42])/SUM([.C42:.D42])" office:value-type="float" office:value="0.615441081221123" calcext:value-type="float">
            <text:p>0.6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I42]-[.J42])/SUM([.I42:.J42])" office:value-type="float" office:value="0.615441081221123" calcext:value-type="float">
            <text:p>0.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C43]-[.D43])/SUM([.C43:.D43])" office:value-type="float" office:value="0.677315604832601" calcext:value-type="float">
            <text:p>0.6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I43]-[.J43])/SUM([.I43:.J43])" office:value-type="float" office:value="0.677315604832601" calcext:value-type="float">
            <text:p>0.6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C44]-[.D44])/SUM([.C44:.D44])" office:value-type="float" office:value="0.756790265056556" calcext:value-type="float">
            <text:p>0.7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I44]-[.J44])/SUM([.I44:.J44])" office:value-type="float" office:value="0.756790265056556" calcext:value-type="float">
            <text:p>0.7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C45]-[.D45])/SUM([.C45:.D45])" office:value-type="float" office:value="0.798755264842418" calcext:value-type="float">
            <text:p>0.80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I45]-[.J45])/SUM([.I45:.J45])" office:value-type="float" office:value="0.798755264842418" calcext:value-type="float">
            <text:p>0.8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C46]-[.D46])/SUM([.C46:.D46])" office:value-type="float" office:value="0.845753201147655" calcext:value-type="float">
            <text:p>0.8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I46]-[.J46])/SUM([.I46:.J46])" office:value-type="float" office:value="0.845753201147655" calcext:value-type="float">
            <text:p>0.8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C47]-[.D47])/SUM([.C47:.D47])" office:value-type="float" office:value="0.861701594611658" calcext:value-type="float">
            <text:p>0.86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I47]-[.J47])/SUM([.I47:.J47])" office:value-type="float" office:value="0.861701594611658" calcext:value-type="float">
            <text:p>0.8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C48]-[.D48])/SUM([.C48:.D48])" office:value-type="float" office:value="0.948115351004952" calcext:value-type="float">
            <text:p>0.9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I48]-[.J48])/SUM([.I48:.J48])" office:value-type="float" office:value="0.948115351004952" calcext:value-type="float">
            <text:p>0.95</text:p>
          </table:table-cell>
        </table:table-row>
        <table:table-row table:style-name="ro1">
          <table:table-cell office:value-type="string" calcext:value-type="string">
            <text:p>Sort by dice_coefficient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C50]-[.D50])/SUM([.C50:.D50])" office:value-type="float" office:value="0.264579844156661" calcext:value-type="float">
            <text:p>0.2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I50]-[.J50])/SUM([.I50:.J50])" office:value-type="float" office:value="0.058803916219575" calcext:value-type="float">
            <text:p>0.0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C51]-[.D51])/SUM([.C51:.D51])" office:value-type="float" office:value="0.144854093223658" calcext:value-type="float">
            <text:p>0.1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I51]-[.J51])/SUM([.I51:.J51])" office:value-type="float" office:value="0.144854093223658" calcext:value-type="float">
            <text:p>0.1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C52]-[.D52])/SUM([.C52:.D52])" office:value-type="float" office:value="0.201937904801069" calcext:value-type="float">
            <text:p>0.20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I52]-[.J52])/SUM([.I52:.J52])" office:value-type="float" office:value="0.201937904801069" calcext:value-type="float">
            <text:p>0.2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C53]-[.D53])/SUM([.C53:.D53])" office:value-type="float" office:value="0.394321383675062" calcext:value-type="float">
            <text:p>0.39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I53]-[.J53])/SUM([.I53:.J53])" office:value-type="float" office:value="0.264579844156661" calcext:value-type="float">
            <text:p>0.2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C54]-[.D54])/SUM([.C54:.D54])" office:value-type="float" office:value="0.442856502040999" calcext:value-type="float">
            <text:p>0.4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I54]-[.J54])/SUM([.I54:.J54])" office:value-type="float" office:value="0.394321383675062" calcext:value-type="float">
            <text:p>0.3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C55]-[.D55])/SUM([.C55:.D55])" office:value-type="float" office:value="0.058803916219575" calcext:value-type="float">
            <text:p>0.0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I55]-[.J55])/SUM([.I55:.J55])" office:value-type="float" office:value="0.442856502040999" calcext:value-type="float">
            <text:p>0.4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C56]-[.D56])/SUM([.C56:.D56])" office:value-type="float" office:value="0.677315604832601" calcext:value-type="float">
            <text:p>0.6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I56]-[.J56])/SUM([.I56:.J56])" office:value-type="float" office:value="0.472186992544478" calcext:value-type="float">
            <text:p>0.4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C57]-[.D57])/SUM([.C57:.D57])" office:value-type="float" office:value="0.516645500233374" calcext:value-type="float">
            <text:p>0.52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I57]-[.J57])/SUM([.I57:.J57])" office:value-type="float" office:value="0.516645500233374" calcext:value-type="float">
            <text:p>0.5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C58]-[.D58])/SUM([.C58:.D58])" office:value-type="float" office:value="0.472186992544478" calcext:value-type="float">
            <text:p>0.47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I58]-[.J58])/SUM([.I58:.J58])" office:value-type="float" office:value="0.615441081221123" calcext:value-type="float">
            <text:p>0.6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C59]-[.D59])/SUM([.C59:.D59])" office:value-type="float" office:value="0.615441081221123" calcext:value-type="float">
            <text:p>0.6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I59]-[.J59])/SUM([.I59:.J59])" office:value-type="float" office:value="0.677315604832601" calcext:value-type="float">
            <text:p>0.6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C60]-[.D60])/SUM([.C60:.D60])" office:value-type="float" office:value="0.798755264842418" calcext:value-type="float">
            <text:p>0.80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I60]-[.J60])/SUM([.I60:.J60])" office:value-type="float" office:value="0.756790265056556" calcext:value-type="float">
            <text:p>0.7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C61]-[.D61])/SUM([.C61:.D61])" office:value-type="float" office:value="0.756790265056556" calcext:value-type="float">
            <text:p>0.76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I61]-[.J61])/SUM([.I61:.J61])" office:value-type="float" office:value="0.798755264842418" calcext:value-type="float">
            <text:p>0.8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C62]-[.D62])/SUM([.C62:.D62])" office:value-type="float" office:value="0.845753201147655" calcext:value-type="float">
            <text:p>0.8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I62]-[.J62])/SUM([.I62:.J62])" office:value-type="float" office:value="0.845753201147655" calcext:value-type="float">
            <text:p>0.8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C63]-[.D63])/SUM([.C63:.D63])" office:value-type="float" office:value="0.861701594611658" calcext:value-type="float">
            <text:p>0.86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I63]-[.J63])/SUM([.I63:.J63])" office:value-type="float" office:value="0.861701594611658" calcext:value-type="float">
            <text:p>0.8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C64]-[.D64])/SUM([.C64:.D64])" office:value-type="float" office:value="0.948115351004952" calcext:value-type="float">
            <text:p>0.9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I64]-[.J64])/SUM([.I64:.J64])" office:value-type="float" office:value="0.948115351004952" calcext:value-type="float">
            <text:p>0.95</text:p>
          </table:table-cell>
        </table:table-row>
      </table:table>
      <table:named-expressions/>
      <table:database-ranges>
        <table:database-range table:name="__Anonymous_Sheet_DB__0" table:target-range-address="Sheet1.G18:Sheet1.K3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Graham</meta:initial-creator>
    <meta:creation-date>2016-11-27T11:22:46.286425561</meta:creation-date>
    <dc:date>2016-11-27T12:33:15.377472326</dc:date>
    <dc:creator>Stephen Graham</dc:creator>
    <meta:editing-duration>PT5M43S</meta:editing-duration>
    <meta:editing-cycles>1</meta:editing-cycles>
    <meta:document-statistic meta:table-count="1" meta:cell-count="605" meta:object-count="0"/>
    <meta:generator>LibreOffice/4.3.7.2$Linux_X86_64 LibreOffice_project/430$Build-2</meta:generator>
  </office:meta>
</office:document-meta>
</file>